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fo:font-weight="bold" officeooo:paragraph-rsid="0004f613" style:font-name="arial" style:font-size-asian="11pt" style:font-size-complex="11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04f613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f613" style:font-name="arial" style:font-size-asian="11pt" style:font-size-complex="11pt"/>
    </style:style>
    <style:style style:family="paragraph" style:name="P5" style:parent-style-name="Standard">
      <style:text-properties officeooo:paragraph-rsid="0004f613" style:font-name="arial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f61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Title">
      <style:text-properties style:font-name="arial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fo:font-style="normal" fo:font-weight="normal" officeooo:paragraph-rsid="0004f6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<text:span text:style-name="T7">do text</text:span></text:p><text:p text:style-name="P10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fo:font-weight="bold" officeooo:paragraph-rsid="0004f613" style:font-name="arial" style:font-size-asian="11pt" style:font-size-complex="11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04f613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f613" style:font-name="arial" style:font-size-asian="11pt" style:font-size-complex="11pt"/>
    </style:style>
    <style:style style:family="paragraph" style:name="P5" style:parent-style-name="Standard">
      <style:text-properties officeooo:paragraph-rsid="0004f613" style:font-name="arial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f61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Title">
      <style:text-properties style:font-name="arial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fo:font-style="normal" fo:font-weight="normal" officeooo:paragraph-rsid="0004f6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<text:span text:style-name="T7">do text</text:span></text:p><text:p text:style-name="P10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fo:font-weight="bold" officeooo:paragraph-rsid="0004f613" style:font-name="arial" style:font-size-asian="11pt" style:font-size-complex="11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04f613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f613" style:font-name="arial" style:font-size-asian="11pt" style:font-size-complex="11pt"/>
    </style:style>
    <style:style style:family="paragraph" style:name="P5" style:parent-style-name="Standard">
      <style:text-properties officeooo:paragraph-rsid="0004f613" style:font-name="arial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f61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Title">
      <style:text-properties style:font-name="arial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fo:font-style="normal" fo:font-weight="normal" officeooo:paragraph-rsid="0004f6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<text:span text:style-name="T7">do text</text:span></text:p><text:p text:style-name="P10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fo:font-weight="bold" officeooo:paragraph-rsid="0004f613" style:font-name="arial" style:font-size-asian="11pt" style:font-size-complex="11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size="11pt" fo:font-weight="normal" officeooo:paragraph-rsid="0004f613" style:font-name="arial" style:font-size-asian="11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f613" style:font-name="arial" style:font-size-asian="11pt" style:font-size-complex="11pt"/>
    </style:style>
    <style:style style:family="paragraph" style:name="P5" style:parent-style-name="Standard">
      <style:text-properties officeooo:paragraph-rsid="0004f613" style:font-name="arial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f61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Title">
      <style:text-properties style:font-name="arial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fo:font-style="normal" fo:font-weight="normal" officeooo:paragraph-rsid="0004f6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2pt" fo:font-weight="bold" style:font-size-asian="12pt" style:font-size-complex="12pt" style:font-weight-asian="bold" style:font-weight-complex="bold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10"><text:span text:style-name="T7">do text</text:span></text:p><text:p text:style-name="P10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
            <text:p text:style-name="P9">RECOMMANDE</text:p>
          </table:table-cell>
        </table:table-row>
      </table:table>
      <text:p text:style-name="P5"/>
      <text:p text:style-name="P8">Demande d'avis concernant un permis d'urbanisation</text:p>
      <text:p text:style-name="P7"/>
      <text:p text:style-name="P7"><text:span text:style-name="T6"/></text:p>
      <text:p text:style-name="P7"/>
      <text:p text:style-name="P7"><office:annotation><dc:creator>Gauthier Bastien</dc:creator><dc:date>2011-02-16T16:12:24</dc:date><text:p text:style-name="P10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onsieur,</text:p>
      <text:p text:style-name="P7"/>
      <text:p text:style-name="P7">Nous vous transmettons en annexe, pour avis, le dossier introduit par <text:text-input text:description="Demandeurs">self.getApplicantsSignaletic()</text:text-input></text:p>
      <text:p text:style-name="P7"/>
      <text:p text:style-name="P7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7"/>
      <text:p text:style-name="P7">Nous vous souhaitons bonne réception de la présente et de ses annexes, et vous prions d'agréer, Monsieur, l'expression de nos sentiments distingués.</text:p>
      <text:p text:style-name="P7"/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53.613780451</dc:date>
    <dc:language>fr-FR</dc:language>
    <meta:editing-cycles>81</meta:editing-cycles>
    <meta:editing-duration>P1DT13H1M9S</meta:editing-duration>
    <meta:document-statistic meta:table-count="1" meta:image-count="0" meta:object-count="0" meta:page-count="1" meta:paragraph-count="18" meta:word-count="131" meta:character-count="995" meta:non-whitespace-character-count="901"/>
    <meta:user-defined meta:name="Info 1"/>
    <meta:user-defined meta:name="Info 2"/>
    <meta:user-defined meta:name="Info 3"/>
    <meta:user-defined meta:name="Info 4"/>
  </office:meta>
</office:document-meta>
</file>